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zionarno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, min</text:p>
          </table:table-cell>
          <table:table-cell office:value-type="string" calcext:value-type="string">
            <text:p>T_heat, C</text:p>
          </table:table-cell>
          <table:table-cell office:value-type="string" calcext:value-type="string">
            <text:p>T_ohlad, 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6.9" calcext:value-type="float">
            <text:p>36.9</text:p>
          </table:table-cell>
          <table:table-cell table:number-columns-repeated="2"/>
          <table:table-cell office:value-type="string" calcext:value-type="string">
            <text:p>T1, C</text:p>
          </table:table-cell>
          <table:table-cell office:value-type="string" calcext:value-type="string">
            <text:p>T2, C</text:p>
          </table:table-cell>
          <table:table-cell/>
          <table:table-cell office:value-type="string" calcext:value-type="string">
            <text:p>h_disk, mm</text:p>
          </table:table-cell>
          <table:table-cell office:value-type="string" calcext:value-type="string">
            <text:p>d_disk, m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7.7" calcext:value-type="float">
            <text:p>37.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1" calcext:value-type="float">
            <text:p>54.1</text:p>
          </table:table-cell>
          <table:table-cell office:value-type="float" office:value="38.3" calcext:value-type="float">
            <text:p>38.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.3" calcext:value-type="float">
            <text:p>54.3</text:p>
          </table:table-cell>
          <table:table-cell office:value-type="float" office:value="38.5" calcext:value-type="float">
            <text:p>38.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.4" calcext:value-type="float">
            <text:p>54.4</text:p>
          </table:table-cell>
          <table:table-cell office:value-type="float" office:value="38.7" calcext:value-type="float">
            <text:p>38.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.6" calcext:value-type="float">
            <text:p>54.6</text:p>
          </table:table-cell>
          <table:table-cell office:value-type="float" office:value="38.9" calcext:value-type="float">
            <text:p>38.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.9" calcext:value-type="float">
            <text:p>54.9</text:p>
          </table:table-cell>
          <table:table-cell office:value-type="float" office:value="39.3" calcext:value-type="float">
            <text:p>39.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9" calcext:value-type="float">
            <text:p>54.9</text:p>
          </table:table-cell>
          <table:table-cell office:value-type="float" office:value="39.5" calcext:value-type="float">
            <text:p>39.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9.6" calcext:value-type="float">
            <text:p>39.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9" calcext:value-type="float">
            <text:p>54.9</text:p>
          </table:table-cell>
          <table:table-cell office:value-type="float" office:value="39.8" calcext:value-type="float">
            <text:p>39.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9.9" calcext:value-type="float">
            <text:p>39.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0.1" calcext:value-type="float">
            <text:p>40.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1" calcext:value-type="float">
            <text:p>55.1</text:p>
          </table:table-cell>
          <table:table-cell office:value-type="float" office:value="40.1" calcext:value-type="float">
            <text:p>40.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0.2" calcext:value-type="float">
            <text:p>40.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0.3" calcext:value-type="float">
            <text:p>40.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40.3" calcext:value-type="float">
            <text:p>40.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.4" calcext:value-type="float">
            <text:p>40.4</text:p>
          </table:table-cell>
          <table:table-cell table:number-columns-repeated="7"/>
        </table:table-row>
      </table:table>
      <table:table table:name="ohlajdan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, s</text:p>
          </table:table-cell>
          <table:table-cell office:value-type="string" calcext:value-type="string">
            <text:p>T_ohlad, C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3" calcext:value-type="float">
            <text:p>44.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3" calcext:value-type="float">
            <text:p>43.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9" calcext:value-type="float">
            <text:p>42.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.6" calcext:value-type="float">
            <text:p>42.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.3" calcext:value-type="float">
            <text:p>42.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.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.3" calcext:value-type="float">
            <text:p>41.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.1" calcext:value-type="float">
            <text:p>41.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.8" calcext:value-type="float">
            <text:p>40.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.5" calcext:value-type="float">
            <text:p>40.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.2" calcext:value-type="float">
            <text:p>40.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.9" calcext:value-type="float">
            <text:p>39.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.7" calcext:value-type="float">
            <text:p>39.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.4" calcext:value-type="float">
            <text:p>39.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.1" calcext:value-type="float">
            <text:p>39.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8" calcext:value-type="float">
            <text:p>38.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.6" calcext:value-type="float">
            <text:p>38.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.4" calcext:value-type="float">
            <text:p>38.4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8.1" calcext:value-type="float">
            <text:p>38.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.9" calcext:value-type="float">
            <text:p>37.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.6" calcext:value-type="float">
            <text:p>37.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7.3" calcext:value-type="float">
            <text:p>37.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.8" calcext:value-type="float">
            <text:p>36.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.6" calcext:value-type="float">
            <text:p>36.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.4" calcext:value-type="float">
            <text:p>36.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.2" calcext:value-type="float">
            <text:p>36.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.8" calcext:value-type="float">
            <text:p>35.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.6" calcext:value-type="float">
            <text:p>35.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.4" calcext:value-type="float">
            <text:p>35.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.2" calcext:value-type="float">
            <text:p>35.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7:26:09.810993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4:16:05.956905857</meta:creation-date>
    <meta:generator>LibreOffice/6.4.7.2$Linux_X86_64 LibreOffice_project/40$Build-2</meta:generator>
    <dc:date>2022-05-03T20:34:13.657642615</dc:date>
    <meta:editing-duration>PT1H11M59S</meta:editing-duration>
    <meta:editing-cycles>2</meta:editing-cycles>
    <meta:document-statistic meta:table-count="2" meta:cell-count="152" meta:object-count="0"/>
  </office:meta>
</office:document-meta>
</file>